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0000</text:p>
          </table:table-cell>
          <table:table-cell office:value-type="string">
            <text:p>L0000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0001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0002</text:p>
          </table:table-cell>
          <table:table-cell office:value-type="string">
            <text:p>L0002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03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0004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0005</text:p>
          </table:table-cell>
          <table:table-cell office:value-type="string">
            <text:p>L0005</text:p>
          </table:table-cell>
          <table:table-cell table:number-columns-repeated="2" office:value-type="float" office:value="3">
            <text:p>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C0006</text:p>
          </table:table-cell>
          <table:table-cell office:value-type="string">
            <text:p>L0006</text:p>
          </table:table-cell>
          <table:table-cell table:number-columns-repeated="2" office:value-type="float" office:value="3">
            <text:p>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C0007</text:p>
          </table:table-cell>
          <table:table-cell office:value-type="string">
            <text:p>L0007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08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09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0010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11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12</text:p>
          </table:table-cell>
          <table:table-cell office:value-type="string">
            <text:p>L001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13</text:p>
          </table:table-cell>
          <table:table-cell office:value-type="string">
            <text:p>L0013</text:p>
          </table:table-cell>
          <table:table-cell table:number-columns-repeated="2"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0014</text:p>
          </table:table-cell>
          <table:table-cell office:value-type="string">
            <text:p>L0014</text:p>
          </table:table-cell>
          <table:table-cell table:number-columns-repeated="2" office:value-type="float" office:value="3">
            <text:p>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0015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16</text:p>
          </table:table-cell>
          <table:table-cell office:value-type="string">
            <text:p>L0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C0017</text:p>
          </table:table-cell>
          <table:table-cell office:value-type="string">
            <text:p>L00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0018</text:p>
          </table:table-cell>
          <table:table-cell office:value-type="string">
            <text:p>L00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0019</text:p>
          </table:table-cell>
          <table:table-cell office:value-type="string">
            <text:p>L0018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20</text:p>
          </table:table-cell>
          <table:table-cell office:value-type="string">
            <text:p>L0019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21</text:p>
          </table:table-cell>
          <table:table-cell office:value-type="string">
            <text:p>L0020</text:p>
          </table:table-cell>
          <table:table-cell table:number-columns-repeated="2" office:value-type="float" office:value="3">
            <text:p>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C0022</text:p>
          </table:table-cell>
          <table:table-cell office:value-type="string">
            <text:p>L0021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23</text:p>
          </table:table-cell>
          <table:table-cell office:value-type="string">
            <text:p>L0012</text:p>
          </table:table-cell>
          <table:table-cell table:number-columns-repeated="2" office:value-type="float" office:value="3">
            <text:p>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C0024</text:p>
          </table:table-cell>
          <table:table-cell office:value-type="string">
            <text:p>L0022</text:p>
          </table:table-cell>
          <table:table-cell table:number-columns-repeated="2" office:value-type="float" office:value="3">
            <text:p>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C0025</text:p>
          </table:table-cell>
          <table:table-cell office:value-type="string">
            <text:p>L0023</text:p>
          </table:table-cell>
          <table:table-cell table:number-columns-repeated="2" office:value-type="float" office:value="3">
            <text:p>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C0026</text:p>
          </table:table-cell>
          <table:table-cell office:value-type="string">
            <text:p>L0024</text:p>
          </table:table-cell>
          <table:table-cell table:number-columns-repeated="2" office:value-type="float" office:value="3">
            <text:p>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0027</text:p>
          </table:table-cell>
          <table:table-cell office:value-type="string">
            <text:p>L0025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28</text:p>
          </table:table-cell>
          <table:table-cell office:value-type="string">
            <text:p>L0026</text:p>
          </table:table-cell>
          <table:table-cell table:number-columns-repeated="2"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29</text:p>
          </table:table-cell>
          <table:table-cell office:value-type="string">
            <text:p>L00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30</text:p>
          </table:table-cell>
          <table:table-cell office:value-type="string">
            <text:p>L00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31</text:p>
          </table:table-cell>
          <table:table-cell office:value-type="string">
            <text:p>L00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32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33</text:p>
          </table:table-cell>
          <table:table-cell office:value-type="string">
            <text:p>L00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34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C0035</text:p>
          </table:table-cell>
          <table:table-cell office:value-type="string">
            <text:p>L0032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36</text:p>
          </table:table-cell>
          <table:table-cell office:value-type="string">
            <text:p>L00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37</text:p>
          </table:table-cell>
          <table:table-cell office:value-type="string">
            <text:p>L0034</text:p>
          </table:table-cell>
          <table:table-cell table:number-columns-repeated="2" office:value-type="float" office:value="3">
            <text:p>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C0038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39</text:p>
          </table:table-cell>
          <table:table-cell office:value-type="string">
            <text:p>L00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40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0041</text:p>
          </table:table-cell>
          <table:table-cell office:value-type="string">
            <text:p>L0036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42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43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44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0045</text:p>
          </table:table-cell>
          <table:table-cell office:value-type="string">
            <text:p>L0039</text:p>
          </table:table-cell>
          <table:table-cell table:number-columns-repeated="2" office:value-type="float" office:value="3">
            <text:p>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0046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0047</text:p>
          </table:table-cell>
          <table:table-cell office:value-type="string">
            <text:p>L0040</text:p>
          </table:table-cell>
          <table:table-cell table:number-columns-repeated="2" office:value-type="float" office:value="3">
            <text:p>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0048</text:p>
          </table:table-cell>
          <table:table-cell office:value-type="string">
            <text:p>L0041</text:p>
          </table:table-cell>
          <table:table-cell table:number-columns-repeated="2" office:value-type="float" office:value="3">
            <text:p>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0049</text:p>
          </table:table-cell>
          <table:table-cell office:value-type="string">
            <text:p>L0042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50</text:p>
          </table:table-cell>
          <table:table-cell office:value-type="string">
            <text:p>L0043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51</text:p>
          </table:table-cell>
          <table:table-cell office:value-type="string">
            <text:p>L0044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52</text:p>
          </table:table-cell>
          <table:table-cell office:value-type="string">
            <text:p>L0045</text:p>
          </table:table-cell>
          <table:table-cell table:number-columns-repeated="2"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0053</text:p>
          </table:table-cell>
          <table:table-cell office:value-type="string">
            <text:p>L0046</text:p>
          </table:table-cell>
          <table:table-cell table:number-columns-repeated="2" office:value-type="float" office:value="3">
            <text:p>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C0054</text:p>
          </table:table-cell>
          <table:table-cell office:value-type="string">
            <text:p>L0047</text:p>
          </table:table-cell>
          <table:table-cell table:number-columns-repeated="2" office:value-type="float" office:value="3">
            <text:p>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0055</text:p>
          </table:table-cell>
          <table:table-cell office:value-type="string">
            <text:p>L0048</text:p>
          </table:table-cell>
          <table:table-cell table:number-columns-repeated="2" office:value-type="float" office:value="3">
            <text:p>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C0056</text:p>
          </table:table-cell>
          <table:table-cell office:value-type="string">
            <text:p>L0049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57</text:p>
          </table:table-cell>
          <table:table-cell office:value-type="string">
            <text:p>L0048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58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59</text:p>
          </table:table-cell>
          <table:table-cell office:value-type="string">
            <text:p>L0041</text:p>
          </table:table-cell>
          <table:table-cell table:number-columns-repeated="2"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0060</text:p>
          </table:table-cell>
          <table:table-cell office:value-type="string">
            <text:p>L0050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61</text:p>
          </table:table-cell>
          <table:table-cell office:value-type="string">
            <text:p>L0051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62</text:p>
          </table:table-cell>
          <table:table-cell office:value-type="string">
            <text:p>L005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63</text:p>
          </table:table-cell>
          <table:table-cell office:value-type="string">
            <text:p>L0045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64</text:p>
          </table:table-cell>
          <table:table-cell office:value-type="string">
            <text:p>L0053</text:p>
          </table:table-cell>
          <table:table-cell table:number-columns-repeated="2"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0065</text:p>
          </table:table-cell>
          <table:table-cell office:value-type="string">
            <text:p>L0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0066</text:p>
          </table:table-cell>
          <table:table-cell office:value-type="string">
            <text:p>L0055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67</text:p>
          </table:table-cell>
          <table:table-cell office:value-type="string">
            <text:p>L00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0068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0069</text:p>
          </table:table-cell>
          <table:table-cell office:value-type="string">
            <text:p>L0056</text:p>
          </table:table-cell>
          <table:table-cell table:number-columns-repeated="2" office:value-type="float" office:value="3">
            <text:p>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C0070</text:p>
          </table:table-cell>
          <table:table-cell office:value-type="string">
            <text:p>L0057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71</text:p>
          </table:table-cell>
          <table:table-cell office:value-type="string">
            <text:p>L0058</text:p>
          </table:table-cell>
          <table:table-cell table:number-columns-repeated="2" office:value-type="float" office:value="3">
            <text:p>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0072</text:p>
          </table:table-cell>
          <table:table-cell office:value-type="string">
            <text:p>L0059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73</text:p>
          </table:table-cell>
          <table:table-cell office:value-type="string">
            <text:p>L0060</text:p>
          </table:table-cell>
          <table:table-cell table:number-columns-repeated="2" office:value-type="float" office:value="3">
            <text:p>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0074</text:p>
          </table:table-cell>
          <table:table-cell office:value-type="string">
            <text:p>L0061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75</text:p>
          </table:table-cell>
          <table:table-cell office:value-type="string">
            <text:p>L0062</text:p>
          </table:table-cell>
          <table:table-cell table:number-columns-repeated="2"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C0076</text:p>
          </table:table-cell>
          <table:table-cell office:value-type="string">
            <text:p>L006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0077</text:p>
          </table:table-cell>
          <table:table-cell office:value-type="string">
            <text:p>L0020</text:p>
          </table:table-cell>
          <table:table-cell table:number-columns-repeated="2" office:value-type="float" office:value="3">
            <text:p>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C0078</text:p>
          </table:table-cell>
          <table:table-cell office:value-type="string">
            <text:p>L0022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0079</text:p>
          </table:table-cell>
          <table:table-cell office:value-type="string">
            <text:p>L0062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0080</text:p>
          </table:table-cell>
          <table:table-cell office:value-type="string">
            <text:p>L0064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0081</text:p>
          </table:table-cell>
          <table:table-cell office:value-type="string">
            <text:p>L0065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82</text:p>
          </table:table-cell>
          <table:table-cell office:value-type="string">
            <text:p>L0066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83</text:p>
          </table:table-cell>
          <table:table-cell office:value-type="string">
            <text:p>L0067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84</text:p>
          </table:table-cell>
          <table:table-cell office:value-type="string">
            <text:p>L0067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85</text:p>
          </table:table-cell>
          <table:table-cell office:value-type="string">
            <text:p>L0068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086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0087</text:p>
          </table:table-cell>
          <table:table-cell office:value-type="string">
            <text:p>L0069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C0088</text:p>
          </table:table-cell>
          <table:table-cell office:value-type="string">
            <text:p>L0070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89</text:p>
          </table:table-cell>
          <table:table-cell office:value-type="string">
            <text:p>L0071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90</text:p>
          </table:table-cell>
          <table:table-cell office:value-type="string">
            <text:p>L0068</text:p>
          </table:table-cell>
          <table:table-cell table:number-columns-repeated="2"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C0091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092</text:p>
          </table:table-cell>
          <table:table-cell office:value-type="string">
            <text:p>L0034</text:p>
          </table:table-cell>
          <table:table-cell table:number-columns-repeated="2" office:value-type="float" office:value="3">
            <text:p>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0093</text:p>
          </table:table-cell>
          <table:table-cell office:value-type="string">
            <text:p>L0072</text:p>
          </table:table-cell>
          <table:table-cell table:number-columns-repeated="2"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C0094</text:p>
          </table:table-cell>
          <table:table-cell office:value-type="string">
            <text:p>L0058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95</text:p>
          </table:table-cell>
          <table:table-cell office:value-type="string">
            <text:p>L0073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0096</text:p>
          </table:table-cell>
          <table:table-cell office:value-type="string">
            <text:p>L007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097</text:p>
          </table:table-cell>
          <table:table-cell office:value-type="string">
            <text:p>L0073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98</text:p>
          </table:table-cell>
          <table:table-cell office:value-type="string">
            <text:p>L0075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099</text:p>
          </table:table-cell>
          <table:table-cell office:value-type="string">
            <text:p>L0076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100</text:p>
          </table:table-cell>
          <table:table-cell office:value-type="string">
            <text:p>L0077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0101</text:p>
          </table:table-cell>
          <table:table-cell office:value-type="string">
            <text:p>L0078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0102</text:p>
          </table:table-cell>
          <table:table-cell office:value-type="string">
            <text:p>L0078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0103</text:p>
          </table:table-cell>
          <table:table-cell office:value-type="string">
            <text:p>L007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0104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105</text:p>
          </table:table-cell>
          <table:table-cell office:value-type="string">
            <text:p>L0080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106</text:p>
          </table:table-cell>
          <table:table-cell office:value-type="string">
            <text:p>L00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107</text:p>
          </table:table-cell>
          <table:table-cell office:value-type="string">
            <text:p>L00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108</text:p>
          </table:table-cell>
          <table:table-cell office:value-type="string">
            <text:p>L00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109</text:p>
          </table:table-cell>
          <table:table-cell office:value-type="string">
            <text:p>L00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110</text:p>
          </table:table-cell>
          <table:table-cell office:value-type="string">
            <text:p>L0083</text:p>
          </table:table-cell>
          <table:table-cell table:number-columns-repeated="2" office:value-type="float" office:value="3">
            <text:p>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0111</text:p>
          </table:table-cell>
          <table:table-cell office:value-type="string">
            <text:p>L00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0112</text:p>
          </table:table-cell>
          <table:table-cell office:value-type="string">
            <text:p>L0085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113</text:p>
          </table:table-cell>
          <table:table-cell office:value-type="string">
            <text:p>L0070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C0114</text:p>
          </table:table-cell>
          <table:table-cell office:value-type="string">
            <text:p>L001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0115</text:p>
          </table:table-cell>
          <table:table-cell office:value-type="string">
            <text:p>L00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116</text:p>
          </table:table-cell>
          <table:table-cell office:value-type="string">
            <text:p>L00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0117</text:p>
          </table:table-cell>
          <table:table-cell office:value-type="string">
            <text:p>L00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118</text:p>
          </table:table-cell>
          <table:table-cell office:value-type="string">
            <text:p>L00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119</text:p>
          </table:table-cell>
          <table:table-cell office:value-type="string">
            <text:p>L009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120</text:p>
          </table:table-cell>
          <table:table-cell office:value-type="string">
            <text:p>L0091</text:p>
          </table:table-cell>
          <table:table-cell table:number-columns-repeated="2" office:value-type="float" office:value="3">
            <text:p>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0121</text:p>
          </table:table-cell>
          <table:table-cell office:value-type="string">
            <text:p>L0092</text:p>
          </table:table-cell>
          <table:table-cell table:number-columns-repeated="2" office:value-type="float" office:value="3">
            <text:p>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C0122</text:p>
          </table:table-cell>
          <table:table-cell office:value-type="string">
            <text:p>L00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123</text:p>
          </table:table-cell>
          <table:table-cell office:value-type="string">
            <text:p>L0094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124</text:p>
          </table:table-cell>
          <table:table-cell office:value-type="string">
            <text:p>L00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125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126</text:p>
          </table:table-cell>
          <table:table-cell office:value-type="string">
            <text:p>L0096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127</text:p>
          </table:table-cell>
          <table:table-cell office:value-type="string">
            <text:p>L0059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128</text:p>
          </table:table-cell>
          <table:table-cell office:value-type="string">
            <text:p>L0097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129</text:p>
          </table:table-cell>
          <table:table-cell office:value-type="string">
            <text:p>L0098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130</text:p>
          </table:table-cell>
          <table:table-cell office:value-type="string">
            <text:p>L0066</text:p>
          </table:table-cell>
          <table:table-cell table:number-columns-repeated="2" office:value-type="float" office:value="3">
            <text:p>3</text:p>
          </table:table-cell>
          <table:table-cell office:value-type="float" office:value="44">
            <text:p>44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number-columns-repeated="2"/>
          <table:table-cell table:formula="of:=AVERAGE([.C2:.C149])" office:value-type="float" office:value="3.31297709923664">
            <text:p>3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149])" office:value-type="float" office:value="434">
            <text:p>43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6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34S</meta:editing-duration>
    <meta:editing-cycles>4</meta:editing-cycles>
    <meta:generator>OpenOffice/4.0.1$Win32 OpenOffice.org_project/401m5$Build-9714</meta:generator>
    <dc:date>2015-04-18T16:59:23.92</dc:date>
    <dc:creator>adrien haegel</dc:creator>
    <meta:document-statistic meta:table-count="3" meta:cell-count="662" meta:object-count="0"/>
    <meta:user-defined meta:name="Info 1"/>
    <meta:user-defined meta:name="Info 2"/>
    <meta:user-defined meta:name="Info 3"/>
    <meta:user-defined meta:name="Info 4"/>
  </office:meta>
</office:document-meta>
</file>